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5.5492in"/>
    </style:style>
    <style:style style:name="co3" style:family="table-column">
      <style:table-column-properties fo:break-before="auto" style:column-width="3.911in"/>
    </style:style>
    <style:style style:name="co4" style:family="table-column">
      <style:table-column-properties fo:break-before="auto" style:column-width="2.70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1.3472in" fo:break-before="auto" style:use-optimal-row-height="true"/>
    </style:style>
    <style:style style:name="ro5" style:family="table-row">
      <style:table-row-properties style:row-height="0.8492in" fo:break-before="auto" style:use-optimal-row-height="true"/>
    </style:style>
    <style:style style:name="ro6" style:family="table-row">
      <style:table-row-properties style:row-height="2.8398in" fo:break-before="auto" style:use-optimal-row-height="true"/>
    </style:style>
    <style:style style:name="ro7" style:family="table-row">
      <style:table-row-properties style:row-height="2.5075in" fo:break-before="auto" style:use-optimal-row-height="true"/>
    </style:style>
    <style:style style:name="ro8" style:family="table-row">
      <style:table-row-properties style:row-height="1.6783in" fo:break-before="auto" style:use-optimal-row-height="true"/>
    </style:style>
    <style:style style:name="ro9" style:family="table-row">
      <style:table-row-properties style:row-height="1.0154in" fo:break-before="auto" style:use-optimal-row-height="true"/>
    </style:style>
    <style:style style:name="ro10" style:family="table-row">
      <style:table-row-properties style:row-height="1.1811in" fo:break-before="auto" style:use-optimal-row-height="true"/>
    </style:style>
    <style:style style:name="ro11" style:family="table-row">
      <style:table-row-properties style:row-height="1.51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3f3f3f" fo:background-color="#bdc0bf" style:diagonal-bl-tr="none" style:diagonal-tl-br="none" style:text-align-source="value-type" style:repeat-content="false" fo:wrap-option="wrap" fo:border-left="0.0138in solid #a5a5a5" style:direction="ltr" fo:border-right="0.0138in solid #a5a5a5" style:rotation-angle="0" style:rotation-align="none" style:shrink-to-fit="false" fo:border-top="0.0138in solid #a5a5a5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0138in solid #a5a5a5" fo:background-color="#dbdbdb" style:diagonal-bl-tr="none" style:diagonal-tl-br="none" style:text-align-source="value-type" style:repeat-content="false" fo:wrap-option="wrap" fo:border-left="0.0138in solid #a5a5a5" style:direction="ltr" fo:border-right="0.0138in solid #3f3f3f" style:rotation-angle="0" style:rotation-align="none" style:shrink-to-fit="false" fo:border-top="0.0138in solid #3f3f3f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0138in solid #a5a5a5" fo:background-color="#dbdbdb" style:diagonal-bl-tr="none" style:diagonal-tl-br="none" style:text-align-source="value-type" style:repeat-content="false" fo:wrap-option="wrap" fo:border-left="0.0138in solid #a5a5a5" style:direction="ltr" fo:border-right="0.0138in solid #3f3f3f" style:rotation-angle="0" style:rotation-align="none" style:shrink-to-fit="false" fo:border-top="0.0138in solid #a5a5a5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0.0138in solid #a5a5a5" style:diagonal-bl-tr="none" style:diagonal-tl-br="none" style:text-align-source="value-type" style:repeat-content="false" fo:wrap-option="wrap" fo:border-left="0.0138in solid #3f3f3f" style:direction="ltr" fo:border-right="0.0138in solid #a5a5a5" style:rotation-angle="0" style:rotation-align="none" style:shrink-to-fit="false" fo:border-top="0.0138in solid #3f3f3f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0138in solid #a5a5a5" style:diagonal-bl-tr="none" style:diagonal-tl-br="none" style:text-align-source="value-type" style:repeat-content="false" fo:wrap-option="wrap" fo:border-left="0.0138in solid #3f3f3f" style:direction="ltr" fo:border-right="0.0138in solid #a5a5a5" style:rotation-angle="0" style:rotation-align="none" style:shrink-to-fit="false" fo:border-top="0.0138in solid #a5a5a5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138in solid #a5a5a5" style:diagonal-bl-tr="none" style:diagonal-tl-br="none" style:text-align-source="value-type" style:repeat-content="false" fo:wrap-option="wrap" fo:border-left="0.0138in solid #a5a5a5" style:direction="ltr" fo:border-right="0.0138in solid #a5a5a5" style:rotation-angle="0" style:rotation-align="none" style:shrink-to-fit="false" fo:border-top="0.0138in solid #3f3f3f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a5a5a5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Helvetica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0138in solid #a5a5a5" style:diagonal-bl-tr="none" style:diagonal-tl-br="none" style:text-align-source="value-type" style:repeat-content="false" fo:wrap-option="wrap" fo:border-left="0.0138in solid #a5a5a5" style:direction="ltr" fo:border-right="0.0138in solid #a5a5a5" style:rotation-angle="0" style:rotation-align="none" style:shrink-to-fit="false" fo:border-top="0.0138in solid #3f3f3f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138in solid #a5a5a5" fo:background-color="#dbdbdb" style:diagonal-bl-tr="none" style:diagonal-tl-br="none" style:text-align-source="value-type" style:repeat-content="false" fo:wrap-option="wrap" fo:border-left="0.0138in solid #a5a5a5" style:direction="ltr" fo:border-right="0.0138in solid #3f3f3f" style:rotation-angle="0" style:rotation-align="none" style:shrink-to-fit="false" fo:border-top="0.0138in solid #a5a5a5" style:vertical-align="top"/>
      <style:paragraph-properties fo:margin-left="0in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Helvetica" style:font-size-complex="10pt" style:font-style-complex="normal" style:font-weight-complex="bold"/>
    </style:style>
  </office:automatic-styles>
  <office:body>
    <office:spreadsheet>
      <table:table table:name="Admin" table:style-name="ta1" table:print="false">
        <table:table-column table:style-name="co1" table:default-cell-style-name="ce3"/>
        <table:table-column table:style-name="co2" table:default-cell-style-name="ce5"/>
        <table:table-column table:style-name="co1" table:default-cell-style-name="ce7"/>
        <table:table-row table:style-name="ro1">
          <table:table-cell table:style-name="ce1" table:number-columns-repeated="3"/>
        </table:table-row>
        <table:table-row table:style-name="ro2">
          <table:table-cell table:style-name="ce2" office:value-type="string">
            <text:p>#Task</text:p>
          </table:table-cell>
          <table:table-cell table:style-name="ce4" office:value-type="string">
            <text:p>User Story </text:p>
          </table:table-cell>
          <table:table-cell table:style-name="ce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dmin Management <text:s/>- As a SuperAdmin i should able to Add ,Edit and delete the admins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oles Management - As a admin i should able to add ,edit and delete the roles Role-1 for admin, 2 - Job seeker and 3 -Job Provider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isplay the list of roles 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kills Management - As a admin i should able to add Primary and Multiple Secondary Skills 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Updation of the Skills should support Bulk upload - CSV or Excel File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Locations Management - As a admin i should able to add,edit and delete locations (countries - cities)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s a admin i should able to add ,edit and delete the “Salary -Range”</text:p>
          </table:table-cell>
          <table:table-cell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As a admin i should able to add,edit and delete the Qualification,Institutes,Job Industries 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ds Management - As a admin i should able to add,edit and delete the Ads </text:p>
          </table:table-cell>
          <table:table-cell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Job seeker management - As a admin i should able to activate , deactivate the Job seeker 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s a admin i should able to Add,Edit and delete the Job seeker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s a admin i should able to the view the jobs applied by the job seeker 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Job Provider management - As a admin i should able to activate , deactivate the Job Provider 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s a admin i should able to Add,Edit and delete the Job Provider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s a admin i should able to the view the posted Jobs , Posted Jobs Vs Applied </text:p>
          </table:table-cell>
          <table:table-cell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Newsletter - As a admin i should able to send Newsletters to all (or selected) users (job seekers and providers both)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s a admin i should have send messages to all (or selected) users </text:p>
          </table:table-cell>
          <table:table-cell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Reports - As a admin i should able to download reports of Users ,Posted Jobs , Closed Jobs ,Pending Jobs </text:p>
          </table:table-cell>
          <table:table-cell/>
        </table:table-row>
      </table:table>
      <table:table table:name="Jobseeker" table:style-name="ta1" table:print="false">
        <table:table-column table:style-name="co1" table:default-cell-style-name="ce3"/>
        <table:table-column table:style-name="co3" table:default-cell-style-name="ce5"/>
        <table:table-column table:style-name="co1" table:default-cell-style-name="ce7"/>
        <table:table-row table:style-name="ro2">
          <table:table-cell table:style-name="ce2" office:value-type="string">
            <text:p>#Task</text:p>
          </table:table-cell>
          <table:table-cell table:style-name="ce4" office:value-type="string">
            <text:p>Task</text:p>
          </table:table-cell>
          <table:table-cell table:style-name="ce8" office:value-type="string">
            <text:p>Hrs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Register as Job seeker by providing name ,email address ,phonenumber and password </text:p>
          </table:table-cell>
          <table:table-cell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As a job seeker i should able to login to the portal </text:p>
          </table:table-cell>
          <table:table-cell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As a job seeker i should able to recover my my password ( Forgot password) - new password should come to the registered email address of the job seeker</text:p>
          </table:table-cell>
          <table:table-cell/>
        </table:table-row>
        <table:table-row table:style-name="ro7">
          <table:table-cell office:value-type="float" office:value="4">
            <text:p>4</text:p>
          </table:table-cell>
          <table:table-cell office:value-type="string">
            <text:p>As a job seeker i should able to update my profile , Personal Information <text:s/>and select the skills for primary and secondary , salary -range and qualification etc.,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s a job seeker i should able to build a resume online or upload the resume </text:p>
          </table:table-cell>
          <table:table-cell/>
        </table:table-row>
        <table:table-row table:style-name="ro8">
          <table:table-cell office:value-type="float" office:value="6">
            <text:p>6</text:p>
          </table:table-cell>
          <table:table-cell office:value-type="string">
            <text:p>As a job seeker i should able to search the Jobs with Keywords ( experience, location , Skills and domain)</text:p>
          </table:table-cell>
          <table:table-cell/>
        </table:table-row>
        <table:table-row table:style-name="ro9">
          <table:table-cell office:value-type="float" office:value="7">
            <text:p>7</text:p>
          </table:table-cell>
          <table:table-cell office:value-type="string">
            <text:p>As a job seeker i should able to apply for the selected job </text:p>
          </table:table-cell>
          <table:table-cell/>
        </table:table-row>
        <table:table-row table:style-name="ro10">
          <table:table-cell office:value-type="float" office:value="8">
            <text:p>8</text:p>
          </table:table-cell>
          <table:table-cell office:value-type="string">
            <text:p>As a job seeker i should able to send message to the Job provider </text:p>
          </table:table-cell>
          <table:table-cell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As a job seeker i should able to see the applied jobs history </text:p>
          </table:table-cell>
          <table:table-cell/>
        </table:table-row>
      </table:table>
      <table:table table:name="Jobprovider" table:style-name="ta1" table:print="false">
        <table:table-column table:style-name="co1" table:default-cell-style-name="ce9"/>
        <table:table-column table:style-name="co4" table:default-cell-style-name="ce5"/>
        <table:table-column table:style-name="co1" table:default-cell-style-name="ce7"/>
        <table:table-row table:style-name="ro2">
          <table:table-cell table:style-name="ce2" office:value-type="string">
            <text:p>#Task</text:p>
          </table:table-cell>
          <table:table-cell table:style-name="ce4" office:value-type="string">
            <text:p>Task</text:p>
          </table:table-cell>
          <table:table-cell table:style-name="ce8" office:value-type="string">
            <text:p>Hrs</text:p>
          </table:table-cell>
        </table:table-row>
        <table:table-row table:style-name="ro4">
          <table:table-cell/>
          <table:table-cell office:value-type="string">
            <text:p>Register as Job provider by providing name ,email address ,phonenumber and password </text:p>
          </table:table-cell>
          <table:table-cell/>
        </table:table-row>
        <table:table-row table:style-name="ro5">
          <table:table-cell/>
          <table:table-cell office:value-type="string">
            <text:p>As a job provider i should able to login to the portal </text:p>
          </table:table-cell>
          <table:table-cell/>
        </table:table-row>
        <table:table-row table:style-name="ro6">
          <table:table-cell/>
          <table:table-cell office:value-type="string">
            <text:p>As a job provider i should able to recover my my password ( Forgot password) - new password should come to the registered email address of the job provider</text:p>
          </table:table-cell>
          <table:table-cell/>
        </table:table-row>
        <table:table-row table:style-name="ro8">
          <table:table-cell/>
          <table:table-cell office:value-type="string">
            <text:p>As a job provider i should able to update my profile , Personal Information and company Profile)</text:p>
          </table:table-cell>
          <table:table-cell/>
        </table:table-row>
        <table:table-row table:style-name="ro9">
          <table:table-cell/>
          <table:table-cell office:value-type="string">
            <text:p>As a job provider i should able to Post the new Vacancies</text:p>
          </table:table-cell>
          <table:table-cell/>
        </table:table-row>
        <table:table-row table:style-name="ro8">
          <table:table-cell/>
          <table:table-cell office:value-type="string">
            <text:p>As a job provider i should set timeline for the posted jobs and should be able to activate and deactivate</text:p>
          </table:table-cell>
          <table:table-cell/>
        </table:table-row>
        <table:table-row table:style-name="ro5">
          <table:table-cell/>
          <table:table-cell office:value-type="string">
            <text:p>As a job provider i should able to get the job view count </text:p>
          </table:table-cell>
          <table:table-cell/>
        </table:table-row>
        <table:table-row table:style-name="ro4">
          <table:table-cell/>
          <table:table-cell office:value-type="string">
            <text:p>As a job provider i should able to get the list of job seekers who applied for the post</text:p>
          </table:table-cell>
          <table:table-cell/>
        </table:table-row>
        <table:table-row table:style-name="ro11">
          <table:table-cell/>
          <table:table-cell office:value-type="string">
            <text:p>As a job provider i should able to search the job seekers ( experience , Skills , salary -range and location)</text:p>
          </table:table-cell>
          <table:table-cell/>
        </table:table-row>
        <table:table-row table:style-name="ro10">
          <table:table-cell/>
          <table:table-cell office:value-type="string">
            <text:p>As a job provider i should able to download the resumes of the job seekers</text:p>
          </table:table-cell>
          <table:table-cell/>
        </table:table-row>
        <table:table-row table:style-name="ro10">
          <table:table-cell/>
          <table:table-cell office:value-type="string">
            <text:p>As a job provider i should able to send message to any job seeker 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fo:wrap-option="wrap" style:rotation-align="none" style:vertical-align="top"/>
      <style:text-properties fo:color="#000000" style:font-name="Helvetica" style:font-name-asian="Microsoft YaHei" style:font-name-complex="Helvetic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278in" fo:margin-left="0.5in" fo:margin-right="0.5in" style:first-page-number="continue" style:scale-to-X="1" style:scale-to-Y="1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.3055in"/>
      </style:footer-style>
    </style:page-layout>
    <style:page-layout style:name="Mpm4">
      <style:page-layout-properties style:num-format="1" style:print-orientation="portrait" fo:margin-top="1in" fo:margin-bottom="0.25in" fo:margin-left="1in" fo:margin-right="1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5835in"/>
      </style:footer-style>
    </style:page-layout>
    <style:page-layout style:name="Mpm5">
      <style:page-layout-properties style:num-format="1" style:print-orientation="portrait" fo:margin-top="0.75in" fo:margin-bottom="0.278in" fo:margin-left="0.5in" fo:margin-right="0.5in" style:first-page-number="continue" style:scale-to-X="1" style:scale-to-Y="1"/>
      <style:header-style>
        <style:header-footer-properties fo:margin-left="0.248in" fo:margin-right="0.248in" fo:margin-bottom="0in"/>
      </style:header-style>
      <style:footer-style>
        <style:header-footer-properties fo:margin-left="0.248in" fo:margin-right="0.248in" fo:margin-top="0.3055in"/>
      </style:footer-style>
    </style:page-layout>
    <style:style style:name="MT1" style:family="text">
      <style:text-properties fo:color="#000000" style:text-outline="false" style:text-line-through-style="none" style:text-position="0% 100%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8/11/2017</text:date>, <text:time>09:1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dmin" style:display-name="PageStyle_Admin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  <style:master-page style:name="PageStyle_5f_Jobseeker" style:display-name="PageStyle_Jobseeker" style:page-layout-name="Mpm4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  <style:master-page style:name="PageStyle_5f_JobProvider" style:display-name="PageStyle_JobProvider" style:page-layout-name="Mpm4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  <style:master-page style:name="PageStyle_5f_Admin_20_1" style:display-name="PageStyle_Admin 1" style:page-layout-name="Mpm3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  <style:master-page style:name="PageStyle_5f_Admin_20_2" style:display-name="PageStyle_Admin 2" style:page-layout-name="Mpm5">
      <style:header style:display="false"/>
      <style:header-left style:display="false"/>
      <style:footer>
        <text:p><text:span text:style-name="MT1">000000</text:span><text:span text:style-name="MT1"><text:page-number>1</text:page-number></text:span></text:p>
      </style:footer>
      <style:footer-left style:display="false">
        <text:p><text:span text:style-name="MT1">000000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pna </meta:initial-creator>
    <meta:creation-date>2017-08-11T09:02:19.48</meta:creation-date>
    <dc:date>2017-08-11T09:19:22.59</dc:date>
    <dc:creator>swapna </dc:creator>
    <meta:editing-duration>PT1M19S</meta:editing-duration>
    <meta:editing-cycles>1</meta:editing-cycles>
    <meta:document-statistic meta:table-count="3" meta:cell-count="73" meta:object-count="0"/>
    <meta:generator>OpenOffice/4.1.2$Win32 OpenOffice.org_project/412m3$Build-9782</meta:generator>
  </office:meta>
</office:document-meta>
</file>